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eb42d" officeooo:paragraph-rsid="001eda27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e35a" officeooo:paragraph-rsid="001f44c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1e6c" officeooo:paragraph-rsid="001f44c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2d8d5" officeooo:paragraph-rsid="0022d8d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style:text-underline-style="none" fo:font-weight="bold" officeooo:rsid="00549b6e" officeooo:paragraph-rsid="00549b6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style:text-underline-style="none" fo:font-weight="bold" officeooo:rsid="005a839a" officeooo:paragraph-rsid="005a839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style:text-underline-style="none" fo:font-weight="bold" officeooo:rsid="005c297c" officeooo:paragraph-rsid="005c297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style:text-underline-style="none" fo:font-weight="bold" officeooo:rsid="006cf030" officeooo:paragraph-rsid="006cf03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7561" officeooo:paragraph-rsid="001f44c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dbfc" officeooo:paragraph-rsid="001f44c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74a3" officeooo:paragraph-rsid="001f44c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d1e4" officeooo:paragraph-rsid="001f44c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e35a" officeooo:paragraph-rsid="001f44c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c79c" officeooo:paragraph-rsid="001f44c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4b93c3" officeooo:paragraph-rsid="002d1bf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4b93c3" officeooo:paragraph-rsid="0058b53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b8db" officeooo:paragraph-rsid="002d1bf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6b8db" officeooo:paragraph-rsid="0037b35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9cd6" officeooo:paragraph-rsid="002d1bf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2d2bec" officeooo:paragraph-rsid="0037b35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3041" officeooo:paragraph-rsid="002e304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3041" officeooo:paragraph-rsid="0032076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3a4c5d" officeooo:paragraph-rsid="003a4c5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9fd7" officeooo:paragraph-rsid="00439fd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f61c" officeooo:paragraph-rsid="0043f61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84aad" officeooo:paragraph-rsid="0058b53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2368d" officeooo:paragraph-rsid="0058b53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6454ea" officeooo:paragraph-rsid="0058b53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67561" officeooo:paragraph-rsid="001f44c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67561" officeooo:paragraph-rsid="00439fd7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6b8db" officeooo:paragraph-rsid="002d1bf2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439fd7" officeooo:paragraph-rsid="00439fd7" style:font-size-asian="18pt" style:font-weight-asian="bold" style:font-size-complex="18pt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2368d" officeooo:paragraph-rsid="0058b532" style:font-size-asian="18pt" style:font-weight-asian="bold" style:font-size-complex="18pt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2368d" officeooo:paragraph-rsid="00549b6e" style:font-size-asian="18pt" style:font-weight-asian="bold" style:font-size-complex="18pt" style:font-weight-complex="bold"/>
    </style:style>
    <style:style style:name="T1" style:family="text">
      <style:text-properties officeooo:rsid="001eda2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bd1e4" style:font-weight-asian="normal" style:font-weight-complex="normal"/>
    </style:style>
    <style:style style:name="T4" style:family="text">
      <style:text-properties fo:font-weight="normal" officeooo:rsid="002dc79c" style:font-weight-asian="normal" style:font-weight-complex="normal"/>
    </style:style>
    <style:style style:name="T5" style:family="text">
      <style:text-properties fo:font-weight="normal" officeooo:rsid="002e590e" style:font-weight-asian="normal" style:font-weight-complex="normal"/>
    </style:style>
    <style:style style:name="T6" style:family="text">
      <style:text-properties fo:font-weight="normal" officeooo:rsid="001f44cd" style:font-weight-asian="normal" style:font-weight-complex="normal"/>
    </style:style>
    <style:style style:name="T7" style:family="text">
      <style:text-properties fo:font-weight="normal" officeooo:rsid="002122dc" style:font-weight-asian="normal" style:font-weight-complex="normal"/>
    </style:style>
    <style:style style:name="T8" style:family="text">
      <style:text-properties fo:font-weight="normal" officeooo:rsid="0022d8d5" style:font-weight-asian="normal" style:font-weight-complex="normal"/>
    </style:style>
    <style:style style:name="T9" style:family="text">
      <style:text-properties fo:font-weight="normal" officeooo:rsid="002478db" style:font-weight-asian="normal" style:font-weight-complex="normal"/>
    </style:style>
    <style:style style:name="T10" style:family="text">
      <style:text-properties fo:font-weight="normal" officeooo:rsid="002818e1" style:font-weight-asian="normal" style:font-weight-complex="normal"/>
    </style:style>
    <style:style style:name="T11" style:family="text">
      <style:text-properties fo:font-weight="normal" officeooo:rsid="005f6049" style:font-weight-asian="normal" style:font-weight-complex="normal"/>
    </style:style>
    <style:style style:name="T12" style:family="text">
      <style:text-properties fo:font-weight="normal" officeooo:rsid="0061adc7" style:font-weight-asian="normal" style:font-weight-complex="normal"/>
    </style:style>
    <style:style style:name="T13" style:family="text">
      <style:text-properties fo:font-weight="normal" officeooo:rsid="0062f482" style:font-weight-asian="normal" style:font-weight-complex="normal"/>
    </style:style>
    <style:style style:name="T14" style:family="text">
      <style:text-properties fo:font-weight="normal" officeooo:rsid="0063be36" style:font-weight-asian="normal" style:font-weight-complex="normal"/>
    </style:style>
    <style:style style:name="T15" style:family="text">
      <style:text-properties fo:font-weight="normal" officeooo:rsid="0065354a" style:font-weight-asian="normal" style:font-weight-complex="normal"/>
    </style:style>
    <style:style style:name="T16" style:family="text">
      <style:text-properties fo:font-weight="normal" officeooo:rsid="006662e5" style:font-weight-asian="normal" style:font-weight-complex="normal"/>
    </style:style>
    <style:style style:name="T17" style:family="text">
      <style:text-properties fo:font-weight="normal" officeooo:rsid="0066c42b" style:font-weight-asian="normal" style:font-weight-complex="normal"/>
    </style:style>
    <style:style style:name="T18" style:family="text">
      <style:text-properties fo:font-weight="normal" officeooo:rsid="0067eaf6" style:font-weight-asian="normal" style:font-weight-complex="normal"/>
    </style:style>
    <style:style style:name="T19" style:family="text">
      <style:text-properties fo:font-weight="normal" officeooo:rsid="00691a14" style:font-weight-asian="normal" style:font-weight-complex="normal"/>
    </style:style>
    <style:style style:name="T20" style:family="text">
      <style:text-properties fo:font-weight="normal" officeooo:rsid="006cf030" style:font-weight-asian="normal" style:font-weight-complex="normal"/>
    </style:style>
    <style:style style:name="T21" style:family="text">
      <style:text-properties fo:font-weight="normal" officeooo:rsid="005c297c" style:font-weight-asian="normal" style:font-weight-complex="normal"/>
    </style:style>
    <style:style style:name="T22" style:family="text">
      <style:text-properties fo:font-weight="normal" officeooo:rsid="006e8f38" style:font-weight-asian="normal" style:font-weight-complex="normal"/>
    </style:style>
    <style:style style:name="T23" style:family="text">
      <style:text-properties fo:font-weight="normal" officeooo:rsid="006f28db" style:font-weight-asian="normal" style:font-weight-complex="normal"/>
    </style:style>
    <style:style style:name="T24" style:family="text">
      <style:text-properties officeooo:rsid="002d03b6"/>
    </style:style>
    <style:style style:name="T25" style:family="text">
      <style:text-properties officeooo:rsid="002e590e"/>
    </style:style>
    <style:style style:name="T26" style:family="text">
      <style:text-properties officeooo:rsid="001f44c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d2bec" style:font-weight-asian="bold" style:font-weight-complex="bold"/>
    </style:style>
    <style:style style:name="T29" style:family="text">
      <style:text-properties fo:font-weight="bold" officeooo:rsid="003a4c5d" style:font-weight-asian="bold" style:font-weight-complex="bold"/>
    </style:style>
    <style:style style:name="T30" style:family="text">
      <style:text-properties fo:font-weight="bold" officeooo:rsid="003b8bb0" style:font-weight-asian="bold" style:font-weight-complex="bold"/>
    </style:style>
    <style:style style:name="T31" style:family="text">
      <style:text-properties fo:font-weight="bold" officeooo:rsid="003d8890" style:font-weight-asian="bold" style:font-weight-complex="bold"/>
    </style:style>
    <style:style style:name="T32" style:family="text">
      <style:text-properties fo:font-weight="bold" officeooo:rsid="003f51b2" style:font-weight-asian="bold" style:font-weight-complex="bold"/>
    </style:style>
    <style:style style:name="T33" style:family="text">
      <style:text-properties fo:font-weight="bold" officeooo:rsid="004993f2" style:font-weight-asian="bold" style:font-weight-complex="bold"/>
    </style:style>
    <style:style style:name="T34" style:family="text">
      <style:text-properties fo:font-weight="bold" officeooo:rsid="00495e36" style:font-weight-asian="bold" style:font-weight-complex="bold"/>
    </style:style>
    <style:style style:name="T35" style:family="text">
      <style:text-properties fo:font-weight="bold" officeooo:rsid="0050e3d9" style:font-weight-asian="bold" style:font-weight-complex="bold"/>
    </style:style>
    <style:style style:name="T36" style:family="text">
      <style:text-properties fo:font-weight="bold" officeooo:rsid="0056f09a" style:font-weight-asian="bold" style:font-weight-complex="bold"/>
    </style:style>
    <style:style style:name="T37" style:family="text">
      <style:text-properties officeooo:rsid="002122dc"/>
    </style:style>
    <style:style style:name="T38" style:family="text">
      <style:text-properties officeooo:rsid="0022d8d5"/>
    </style:style>
    <style:style style:name="T39" style:family="text">
      <style:text-properties officeooo:rsid="00256cfd"/>
    </style:style>
    <style:style style:name="T40" style:family="text">
      <style:text-properties officeooo:rsid="002d2bec"/>
    </style:style>
    <style:style style:name="T41" style:family="text">
      <style:text-properties officeooo:rsid="00300778"/>
    </style:style>
    <style:style style:name="T42" style:family="text">
      <style:text-properties fo:font-size="18pt" style:text-underline-style="solid" style:text-underline-width="auto" style:text-underline-color="font-color" fo:font-weight="bold" officeooo:rsid="0036b8db" style:font-size-asian="18pt" style:font-weight-asian="bold" style:font-size-complex="18pt" style:font-weight-complex="bold"/>
    </style:style>
    <style:style style:name="T43" style:family="text">
      <style:text-properties fo:font-size="18pt" style:text-underline-style="solid" style:text-underline-width="auto" style:text-underline-color="font-color" fo:font-weight="bold" officeooo:rsid="0037b357" style:font-size-asian="18pt" style:font-weight-asian="bold" style:font-size-complex="18pt" style:font-weight-complex="bold"/>
    </style:style>
    <style:style style:name="T44" style:family="text">
      <style:text-properties fo:font-size="18pt" style:text-underline-style="solid" style:text-underline-width="auto" style:text-underline-color="font-color" fo:font-weight="bold" officeooo:rsid="0037c946" style:font-size-asian="18pt" style:font-weight-asian="bold" style:font-size-complex="18pt" style:font-weight-complex="bold"/>
    </style:style>
    <style:style style:name="T45" style:family="text">
      <style:text-properties fo:font-size="18pt" style:text-underline-style="solid" style:text-underline-width="auto" style:text-underline-color="font-color" fo:font-weight="bold" officeooo:rsid="00395eea" style:font-size-asian="18pt" style:font-weight-asian="bold" style:font-size-complex="18pt" style:font-weight-complex="bold"/>
    </style:style>
    <style:style style:name="T46" style:family="text">
      <style:text-properties fo:font-size="18pt" style:text-underline-style="solid" style:text-underline-width="auto" style:text-underline-color="font-color" officeooo:rsid="005da303" style:font-size-asian="18pt" style:font-size-complex="18pt"/>
    </style:style>
    <style:style style:name="T47" style:family="text">
      <style:text-properties fo:font-size="18pt" style:text-underline-style="solid" style:text-underline-width="auto" style:text-underline-color="font-color" fo:font-weight="normal" officeooo:rsid="005a839a" style:font-size-asian="18pt" style:font-weight-asian="normal" style:font-size-complex="18pt" style:font-weight-complex="normal"/>
    </style:style>
    <style:style style:name="T48" style:family="text">
      <style:text-properties officeooo:rsid="003a4c5d"/>
    </style:style>
    <style:style style:name="T49" style:family="text">
      <style:text-properties officeooo:rsid="003b8bb0"/>
    </style:style>
    <style:style style:name="T50" style:family="text">
      <style:text-properties officeooo:rsid="003d8890"/>
    </style:style>
    <style:style style:name="T51" style:family="text">
      <style:text-properties officeooo:rsid="00423541"/>
    </style:style>
    <style:style style:name="T52" style:family="text">
      <style:text-properties officeooo:rsid="0045af40"/>
    </style:style>
    <style:style style:name="T53" style:family="text">
      <style:text-properties officeooo:rsid="00495e36"/>
    </style:style>
    <style:style style:name="T54" style:family="text">
      <style:text-properties officeooo:rsid="004e5844"/>
    </style:style>
    <style:style style:name="T55" style:family="text">
      <style:text-properties officeooo:rsid="004f18a9"/>
    </style:style>
    <style:style style:name="T56" style:family="text">
      <style:text-properties officeooo:rsid="0050e3d9"/>
    </style:style>
    <style:style style:name="T57" style:family="text">
      <style:text-properties officeooo:rsid="0056f09a"/>
    </style:style>
    <style:style style:name="T58" style:family="text">
      <style:text-properties officeooo:rsid="005b0287"/>
    </style:style>
    <style:style style:name="T59" style:family="text">
      <style:text-properties officeooo:rsid="00569206"/>
    </style:style>
    <style:style style:name="T60" style:family="text">
      <style:text-properties officeooo:rsid="0066ab28"/>
    </style:style>
    <style:style style:name="T61" style:family="text">
      <style:text-properties officeooo:rsid="0058b5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t Portal Application <text:span text:style-name="T1">With TLS</text:span></text:p>
      <text:p text:style-name="P29"/>
      <text:p text:style-name="P32">Note</text:p>
      <text:p text:style-name="P32"/>
      <text:p text:style-name="P24">I have used the following assumption throughout this readme file: <text:span text:style-name="T27">Alice wants to chat with Bob.</text:span></text:p>
      <text:p text:style-name="P24"><text:span text:style-name="T27"/></text:p>
      <text:p text:style-name="P25">So, <text:span text:style-name="T27">Alice</text:span> is the <text:span text:style-name="T33">communication</text:span><text:span text:style-name="T27"> initiator</text:span> and <text:span text:style-name="T27">Bob</text:span> is <text:span text:style-name="T52">the </text:span><text:span text:style-name="T27">co</text:span><text:span text:style-name="T33">munication</text:span><text:span text:style-name="T27"> responder</text:span>.</text:p>
      <text:p text:style-name="P30"/>
      <text:p text:style-name="P30"/>
      <text:p text:style-name="P29">Directory Structure</text:p>
      <text:p text:style-name="P9"/>
      <text:p text:style-name="P10">Follwing is the directory structure of my system:</text:p>
      <text:p text:style-name="P11"><text:span text:style-name="T2"/></text:p>
      <text:p text:style-name="P3"><text:span text:style-name="T26">1</text:span>. <text:span text:style-name="T26">CA_Cert: </text:span><text:span text:style-name="T3">The d</text:span><text:span text:style-name="T7">i</text:span><text:span text:style-name="T3">rectory contains </text:span><text:span text:style-name="T8">X.509 </text:span><text:span text:style-name="T6">certificate (</text:span><text:span text:style-name="T26">cacert.pem</text:span><text:span text:style-name="T6">) and private key (</text:span><text:span text:style-name="T26">cakey.pem</text:span><text:span text:style-name="T6">) of the CA.</text:span></text:p>
      <text:p text:style-name="P12"/>
      <text:p text:style-name="P2"><text:span text:style-name="T37">2</text:span>. <text:span text:style-name="T37">Client_Cert</text:span>: <text:span text:style-name="T2">The directory </text:span><text:span text:style-name="T7">contains </text:span><text:span text:style-name="T8">X.509 </text:span><text:span text:style-name="T7">certificates and private keys </text:span><text:span text:style-name="T9">of</text:span><text:span text:style-name="T7"> the users. </text:span><text:span text:style-name="T8">The directory has two sub directories:</text:span></text:p>
      <text:p text:style-name="P2"><text:span text:style-name="T8"><text:tab/><text:tab/></text:span></text:p>
      <text:p text:style-name="P2"><text:span text:style-name="T8"><text:tab/><text:tab/>(</text:span><text:span text:style-name="T38">i) cert –</text:span><text:span text:style-name="T8"> The directory contains the X.509 certificates </text:span><text:span text:style-name="T9">of</text:span><text:span text:style-name="T8"> the users.</text:span></text:p>
      <text:p text:style-name="P4"><text:tab/><text:tab/>(ii) key – <text:span text:style-name="T2">The directory contains private keys </text:span><text:span text:style-name="T9">of</text:span><text:span text:style-name="T2"> the users.</text:span></text:p>
      <text:p text:style-name="P13"/>
      <text:p text:style-name="P2"><text:span text:style-name="T39">3</text:span>. <text:span text:style-name="T24">header: </text:span><text:span text:style-name="T4">The directory contains all the header files that are used by my system.</text:span></text:p>
      <text:p text:style-name="P14"/>
      <text:p text:style-name="P2"><text:span text:style-name="T25">5. helper: </text:span><text:span text:style-name="T5">The directory contains all the helper code that is used by my server and client code, such as, </text:span><text:span text:style-name="T10">initializing the chat server, initializaing TLS connection</text:span><text:span text:style-name="T5">, etc.</text:span></text:p>
      <text:p text:style-name="P31"/>
      <text:p text:style-name="P31"/>
      <text:p text:style-name="P31"><text:span text:style-name="T40">System Overview</text:span>?</text:p>
      <text:p text:style-name="P17"/>
      <text:p text:style-name="P19">The system <text:span text:style-name="T40">contains a CA (</text:span><text:span text:style-name="T28">CA.c</text:span><text:span text:style-name="T40">), a server (</text:span><text:span text:style-name="T28">server.c</text:span><text:span text:style-name="T40">) and a client (</text:span><text:span text:style-name="T28">client.c</text:span><text:span text:style-name="T40">).</text:span></text:p>
      <text:p text:style-name="P19"/>
      <text:p text:style-name="P21">* The CA issues and signs client certificates.</text:p>
      <text:p text:style-name="P21"/>
      <text:p text:style-name="P21">* <text:span text:style-name="T41">Alice and Bob logs-in to the server and then the Alice communicates to the chat server to forward a request to Bob which starts listening process, waiting for connection on a certain port number.</text:span></text:p>
      <text:p text:style-name="P21"/>
      <text:p text:style-name="P22">* <text:span text:style-name="T53">Alice thereafter establishes a TLS connection to the Bob’s listening port. Bob (communication responder) responds with a regular </text:span><text:span text:style-name="T34">mutual TLS handshake</text:span><text:span text:style-name="T53"> which involves sending the Bob’s certificate to Alice (connection initiator) and Alice’s certificate to Bob. Both parties (Alice and Bob) validate each other certificates. Upon successful authentication a TLS connection is established which the two parties (Alice and Bob) can now use to communicate securely.</text:span></text:p>
      <text:p text:style-name="P21"/>
      <text:p text:style-name="P19"/>
      <text:p text:style-name="P20"><text:span text:style-name="T43"/></text:p>
      <text:p text:style-name="P20"><text:soft-page-break/><text:span text:style-name="T43">Commands </text:span><text:span text:style-name="T45">T</text:span><text:span text:style-name="T43">o </text:span><text:span text:style-name="T44">U</text:span><text:span text:style-name="T43">se </text:span><text:span text:style-name="T45">T</text:span><text:span text:style-name="T43">he System</text:span><text:span text:style-name="T42">?</text:span></text:p>
      <text:p text:style-name="P18"/>
      <text:p text:style-name="P23">Once <text:span text:style-name="T54">Alice and Bob are</text:span> logged in to the chat server, <text:span text:style-name="T54">they</text:span> can use the following comma<text:span text:style-name="T51">n</text:span>ds:</text:p>
      <text:p text:style-name="P23"/>
      <text:p text:style-name="P15"><text:span text:style-name="T29">1</text:span><text:span text:style-name="T27">. </text:span><text:span text:style-name="T29">chat</text:span> : <text:span text:style-name="T55">Alice s</text:span>end<text:span text:style-name="T55">s</text:span> <text:span text:style-name="T48">chat request to Bob. Using </text:span><text:span text:style-name="T36">chat </text:span><text:span text:style-name="T57">command. Bob starts a listening process on a certain port number.</text:span></text:p>
      <text:p text:style-name="P15"><text:span text:style-name="T27">3. </text:span><text:span text:style-name="T30">connect</text:span> : <text:span text:style-name="T49">Once Bob starts a listening process and acknowledges Alice about it, Alice will connect to Bob using </text:span><text:span text:style-name="T31">connect </text:span><text:span text:style-name="T50">command to establish a TLS connection.</text:span></text:p>
      <text:p text:style-name="P15"><text:span text:style-name="T32">3</text:span><text:span text:style-name="T27">. </text:span><text:span text:style-name="T32">msg</text:span> : <text:span text:style-name="T56">Once the TLS connection is established, Alice and Bob can send chat messages to each other using </text:span><text:span text:style-name="T35">msg </text:span><text:span text:style-name="T56">command.</text:span></text:p>
      <text:p text:style-name="P5">4. logout<text:span text:style-name="T2"> : To logout of the chat server.</text:span></text:p>
      <text:p text:style-name="P34"/>
      <text:p text:style-name="P34"/>
      <text:p text:style-name="P33">Assumptions <text:span text:style-name="T59">made by me</text:span></text:p>
      <text:p text:style-name="P27"/>
      <text:p text:style-name="P28">Following are the <text:span text:style-name="T60">assumptions that i made</text:span> while making the code :</text:p>
      <text:p text:style-name="P28"/>
      <text:p text:style-name="P26">1. <text:span text:style-name="T58">U</text:span>sername and password will be maximum 40 characters long.</text:p>
      <text:p text:style-name="P26">2. <text:span text:style-name="T58">U</text:span>sername and password will be continuous, i.e, no space is present in username and password.</text:p>
      <text:p text:style-name="P26">3. <text:span text:style-name="T58">U</text:span>sernames are case sensitive.</text:p>
      <text:p text:style-name="P26"><text:span text:style-name="T61">4</text:span>. <text:span text:style-name="T58">E</text:span>very message sent by a user will be maximum 920 characters long.</text:p>
      <text:p text:style-name="P6"><text:span text:style-name="T2">5. Every username is unique.</text:span></text:p>
      <text:p text:style-name="P6"><text:span text:style-name="T2"/></text:p>
      <text:p text:style-name="P7"><text:span text:style-name="T47"/></text:p>
      <text:p text:style-name="P7"><text:span text:style-name="T46">Corner cases handled by me</text:span></text:p>
      <text:p text:style-name="P7"><text:span text:style-name="T2"/></text:p>
      <text:p text:style-name="P7"><text:span text:style-name="T2">1. Maximum 20 users can login at a time on the chat portal.</text:span></text:p>
      <text:p text:style-name="P7"><text:span text:style-name="T2"/></text:p>
      <text:p text:style-name="P7"><text:span text:style-name="T2">2. If a user already has a valid certificate and he/she issues CSR to CA, then CA will not issue a new certificate. </text:span><text:span text:style-name="T11">I am saving the </text:span><text:span text:style-name="T15">X.</text:span><text:span text:style-name="T11">509 certificate of the </text:span><text:span text:style-name="T13">user</text:span><text:span text:style-name="T11"> with the username of the </text:span><text:span text:style-name="T13">user</text:span><text:span text:style-name="T11">. </text:span><text:span text:style-name="T12">So, if </text:span><text:span text:style-name="T13">a</text:span><text:span text:style-name="T12"> user - </text:span><text:span text:style-name="T13">already having a certificate - </text:span><text:span text:style-name="T12">issues a CSR </text:span><text:span text:style-name="T14">(Certificate Signing Request) to the CA</text:span><text:span text:style-name="T12">, then i am checking the validity period of the current </text:span><text:span text:style-name="T15">X.</text:span><text:span text:style-name="T12">509 certificate </text:span><text:span text:style-name="T16">of the user</text:span><text:span text:style-name="T12">. If the current certificate is invalid, then a new certificate is issue</text:span><text:span text:style-name="T16">d</text:span><text:span text:style-name="T12">, else an an appropraite error message is displayed to the user.</text:span></text:p>
      <text:p text:style-name="P7"><text:span text:style-name="T2"/></text:p>
      <text:p text:style-name="P7"><text:span text:style-name="T2">3. A </text:span><text:span text:style-name="T20">user</text:span><text:span text:style-name="T2"> </text:span><text:span text:style-name="T17">(say Alice)</text:span><text:span text:style-name="T2"> can only issue chat request (to chat with another </text:span><text:span text:style-name="T20">user</text:span><text:span text:style-name="T2">, </text:span><text:span text:style-name="T19">say</text:span><text:span text:style-name="T17"> Bob</text:span><text:span text:style-name="T2">) if and only if both A</text:span><text:span text:style-name="T18">lice</text:span><text:span text:style-name="T2"> and B</text:span><text:span text:style-name="T18">ob</text:span><text:span text:style-name="T2"> ha</text:span><text:span text:style-name="T18">ve</text:span><text:span text:style-name="T2"> a X.509 certificate.</text:span></text:p>
      <text:p text:style-name="P7"><text:span text:style-name="T2"/></text:p>
      <text:p text:style-name="P7"><text:span text:style-name="T2">4. Two users A and B can only chat if both of them are logged in. If user A is not logged in and user B wants to chat with user A, then the server will send appropriate error message to the user B.</text:span></text:p>
      <text:p text:style-name="P7"><text:span text:style-name="T2"/></text:p>
      <text:p text:style-name="P8"><text:span text:style-name="T2">4. </text:span><text:span text:style-name="T21">A </text:span><text:span text:style-name="T2">user</text:span><text:span text:style-name="T21"> </text:span><text:span text:style-name="T17">(say Alice)</text:span><text:span text:style-name="T21"> can</text:span><text:span text:style-name="T23">not connect to another user (say Bob) if Alice has not earlier sent a chat request to Bob or Bob has not yet accepted Alice’s chat request.</text:span></text:p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4:31:08.687050024</meta:creation-date>
    <meta:generator>LibreOffice/5.1.4.2$Linux_X86_64 LibreOffice_project/10m0$Build-2</meta:generator>
    <dc:date>2016-11-21T05:23:55.344458241</dc:date>
    <meta:editing-duration>PT52M11S</meta:editing-duration>
    <meta:editing-cycles>73</meta:editing-cycles>
    <meta:document-statistic meta:table-count="0" meta:image-count="0" meta:object-count="0" meta:page-count="3" meta:paragraph-count="37" meta:word-count="652" meta:character-count="3724" meta:non-whitespace-character-count="3100"/>
  </office:meta>
</office:document-meta>
</file>